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middle"/>
      <style:text-properties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2pt solid #494529" fo:border-bottom="thin solid #494529" fo:border-left="thin solid #494529" fo:border-right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494529" style:vertical-align="middle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494529" fo:border-bottom="2pt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thin solid #494529" fo:border-bottom="thin solid #494529" fo:border-left="thin solid #494529" fo:border-right="none" style:vertical-align="middle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494529" fo:border-bottom="thin solid #494529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494529" fo:border-bottom="thin solid #494529" fo:border-left="none" fo:border-right="2pt solid #4945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n solid #494529" fo:border-bottom="none" fo:border-left="thin solid #494529" fo:border-right="thin solid #494529" style:vertical-align="middle" fo:wrap-option="wrap" style:rotation-angle="9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494529" fo:border-bottom="none" fo:border-left="thin solid #494529" fo:border-right="2pt solid #494529" style:vertical-align="middle" fo:wrap-option="wrap" style:rotation-angle="90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Default" style:data-style-name="N19">
      <style:table-cell-properties fo:border="thin solid #494529"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28pt" style:font-size-asian="28pt" style:font-size-complex="28pt" style:font-family-generic="swiss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28pt" style:font-size-asian="28pt" style:font-size-complex="28pt" style:font-family-generic="swiss"/>
    </style:style>
    <style:style style:name="ce23" style:family="table-cell" style:parent-style-name="Default" style:data-style-name="N0">
      <style:table-cell-properties fo:border-top="thin solid #494529" fo:border-bottom="thin solid #494529" fo:border-left="none" fo:border-right="thin solid #494529" style:vertical-align="middle" style:repeat-content="false"/>
      <style:paragraph-properties fo:text-align="center"/>
      <style:text-properties fo:font-size="28pt" style:font-size-asian="28pt" style:font-size-complex="28pt" style:font-family-generic="swiss"/>
    </style:style>
    <style:style style:name="ce24" style:family="table-cell" style:parent-style-name="Default" style:data-style-name="N0">
      <style:table-cell-properties fo:border="thin solid #494529" style:vertical-align="middle" style:repeat-content="false"/>
      <style:paragraph-properties fo:text-align="center"/>
      <style:text-properties fo:font-size="28pt" style:font-size-asian="28pt" style:font-size-complex="28pt" style:font-family-generic="swiss"/>
    </style:style>
    <style:style style:name="ce25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style:repeat-content="false"/>
      <style:paragraph-properties fo:text-align="center"/>
      <style:text-properties fo:font-size="28pt" style:font-size-asian="28pt" style:font-size-complex="28pt" style:font-family-generic="swiss"/>
    </style:style>
    <style:style style:name="ce26" style:family="table-cell" style:parent-style-name="Default" style:data-style-name="N0">
      <style:table-cell-properties fo:border-top="none" fo:border-bottom="thin solid #494529" fo:border-left="thin solid #494529" fo:border-right="thin solid #494529" style:vertical-align="middle" style:repeat-content="false"/>
      <style:paragraph-properties fo:text-align="center"/>
      <style:text-properties fo:font-size="28pt" style:font-size-asian="28pt" style:font-size-complex="28pt" style:font-family-generic="swiss"/>
    </style:style>
    <style:style style:name="ce27" style:family="table-cell" style:parent-style-name="Default" style:data-style-name="N0">
      <style:table-cell-properties fo:border="thin solid #494529" style:vertical-align="middle" style:repeat-content="false"/>
      <style:paragraph-properties fo:text-align="center"/>
      <style:text-properties fo:color="#000000" fo:font-size="28pt" style:font-size-asian="28pt" style:font-size-complex="28pt" style:font-family-generic="swiss"/>
    </style:style>
    <style:style style:name="ce28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style:repeat-content="false"/>
      <style:paragraph-properties fo:text-align="center"/>
      <style:text-properties fo:font-size="28pt" style:font-size-asian="28pt" style:font-size-complex="28pt" style:font-family-generic="swiss"/>
    </style:style>
    <style:style style:name="ce29" style:family="table-cell" style:parent-style-name="Default" style:data-style-name="N0">
      <style:table-cell-properties fo:border-top="thin solid #494529" fo:border-bottom="2pt solid #494529" fo:border-left="thin solid #494529" fo:border-right="2pt solid #494529" style:vertical-align="middle" style:repeat-content="false"/>
      <style:paragraph-properties fo:text-align="center"/>
      <style:text-properties fo:font-size="28pt" style:font-size-asian="28pt" style:font-size-complex="28pt" style:font-family-generic="swiss"/>
    </style:style>
    <style:style style:name="ce30" style:family="table-cell" style:parent-style-name="Default" style:data-style-name="N0">
      <style:table-cell-properties fo:border="thin solid #494529"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2pt solid #494529" fo:border-bottom="none" fo:border-left="2pt solid #494529" fo:border-right="thin solid #494529" style:diagonal-tl-br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none" fo:border-bottom="none" fo:border-left="2pt solid #494529" fo:border-right="thin solid #494529" style:diagonal-tl-br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2pt solid #494529" fo:border-bottom="thin solid #494529" fo:border-left="2pt solid #494529" fo:border-right="thin solid #494529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2pt solid #494529" fo:border-bottom="thin solid #494529" fo:border-left="thin solid #494529" fo:border-right="thin solid #494529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2pt solid #494529" fo:border-bottom="none" fo:border-left="thin solid #494529" fo:border-right="thin solid #494529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="thin solid #494529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2pt solid #494529" fo:border-bottom="none" fo:border-left="thin solid #494529" fo:border-right="thin solid #494529" style:vertical-align="middle" fo:wrap-option="wrap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2pt solid #494529" fo:border-left="thin solid #494529" fo:border-right="thin solid #494529" style:vertical-align="middle" fo:wrap-option="wrap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thin solid #494529" fo:border-bottom="2pt solid #494529" fo:border-left="2pt solid #494529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494529" fo:border-bottom="2pt solid #494529" fo:border-left="none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thin solid #494529" fo:border-bottom="2pt solid #494529" fo:border-left="none" fo:border-right="2pt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2pt solid #494529" fo:border-bottom="thin solid #494529" fo:border-left="2pt solid #494529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2pt solid #494529" fo:border-bottom="thin solid #494529" fo:border-left="none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2pt solid #494529" fo:border-bottom="thin solid #494529" fo:border-left="none" fo:border-right="thin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494529" fo:border-bottom="thin solid #494529" fo:border-left="2pt solid #494529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solid #494529" fo:border-bottom="thin solid #494529" fo:border-left="none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thin solid #494529" fo:border-bottom="thin solid #494529" fo:border-left="none" fo:border-right="thin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-top="2pt solid #494529" fo:border-bottom="thin solid #494529" fo:border-left="thin solid #494529" fo:border-right="none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2pt solid #494529" fo:border-bottom="thin solid #494529" fo:border-left="none" fo:border-right="2pt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4" style:family="table-cell" style:parent-style-name="Default" style:data-style-name="N21">
      <style:table-cell-properties fo:border="thin solid #494529"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wrap-option="wrap" style:repeat-content="false"/>
      <style:paragraph-properties fo:text-align="center"/>
      <style:text-properties fo:font-size="28pt" style:font-size-asian="28pt" style:font-size-complex="28pt" style:font-family-generic="swiss"/>
    </style:style>
    <style:style style:name="ce56" style:family="table-cell" style:parent-style-name="Default" style:data-style-name="N0">
      <style:table-cell-properties fo:border-top="2pt solid #494529" fo:border-bottom="thin solid #494529" fo:border-left="2pt solid #494529" fo:border-right="thin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2pt solid #494529" fo:border-bottom="2pt solid #494529" fo:border-left="2pt solid #494529" fo:border-right="thin solid #494529" style:diagonal-tl-br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2pt solid #494529" fo:border-bottom="none" fo:border-left="2pt solid #494529" fo:border-right="2pt solid #494529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-top="thin solid #494529" fo:border-bottom="thin solid #494529" fo:border-left="2pt solid #494529" fo:border-right="2pt solid #494529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-top="2pt solid #494529" fo:border-bottom="2pt solid #494529" fo:border-left="thin solid #494529" fo:border-right="thin solid #494529" style:vertical-align="middle" fo:wrap-option="wrap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thin solid #494529" fo:border-bottom="2pt solid #494529" fo:border-left="2pt solid #494529" fo:border-right="2pt solid #494529"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3.0439583333333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01083333333333cm"/>
    </style:style>
    <style:style style:name="ro1" style:family="table-row">
      <style:table-row-properties style:row-height="39.95pt" style:use-optimal-row-height="false" fo:break-before="auto"/>
    </style:style>
    <style:style style:name="ro2" style:family="table-row">
      <style:table-row-properties style:row-height="41.1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5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synthèse_Épreuve_E5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5" table:number-columns-repeated="16341" table:default-cell-style-name="ce2"/>
        <table:table-row table:style-name="ro1">
          <table:table-cell office:value-type="string" table:number-columns-spanned="6" table:number-rows-spanned="1" table:style-name="ce33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33">
            <text:p>SESSION 2025</text:p>
          </table:table-cell>
          <table:covered-table-cell/>
          <table:table-cell table:number-columns-repeated="35" table:style-name="ce1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33">
            <text:p>Tableau de synthèse des réalisations professionnelles<text:s/>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56">
            <text:p>NOM et prénom : DEVINEAU Thibault</text:p>
          </table:table-cell>
          <table:covered-table-cell table:number-columns-repeated="4"/>
          <table:table-cell office:value-type="string" table:number-columns-spanned="3" table:number-rows-spanned="1" table:style-name="ce58">
            <text:p>N° candidat :<text:s/>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30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57">
            <text:p>Centre de formation : Le Rebours 44 Bd Auguste Blanqui, 75013 Paris</text:p>
          </table:table-cell>
          <table:covered-table-cell table:number-columns-repeated="4"/>
          <table:table-cell office:value-type="string" table:style-name="ce13">
            <text:p>Option :</text:p>
          </table:table-cell>
          <table:table-cell office:value-type="string" table:style-name="ce14">
            <text:p>▢ SISR</text:p>
          </table:table-cell>
          <table:table-cell office:value-type="string" table:style-name="ce15">
            <text:p>x SLAM</text:p>
          </table:table-cell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63">
            <text:p>Adresse URL du portfolio :https://thibaultd78.github.io/portfolio_ThibaultDEVINEAU/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59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62">
            <text:p>Période (sous la forme du JJ/MM/AA au JJ/MM/AA)</text:p>
          </table:table-cell>
          <table:table-cell office:value-type="string" table:style-name="ce7">
            <text:p>Gérer le patrimoine informatique</text:p>
          </table:table-cell>
          <table:table-cell office:value-type="string" table:style-name="ce7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7">
            <text:p>Travailler en mode projet</text:p>
          </table:table-cell>
          <table:table-cell office:value-type="string" table:style-name="ce7">
            <text:p>Mettre à disposition des utilisateurs un service informatique</text:p>
          </table:table-cell>
          <table:table-cell office:value-type="string" table:style-name="ce8">
            <text:p>Organiser son développemen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16">
            <text:p>▸Recenser et identifier les ressources numériques<text:s/>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16">
            <text:p>▸Collecter, suivre et orienter des demandes<text:s/>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16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16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16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17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35" table:style-name="ce1"/>
          <table:table-cell table:number-columns-repeated="16341" table:style-name="ce3"/>
        </table:table-row>
        <table:table-row table:style-name="ro5">
          <table:table-cell office:value-type="string" table:number-columns-spanned="8" table:number-rows-spanned="1" table:style-name="ce60">
            <text:p>Réalisation en cours de formation</text:p>
            <text:p/>
            <text:p/>
          </table:table-cell>
          <table:covered-table-cell table:number-columns-repeated="7"/>
          <table:table-cell table:number-columns-repeated="35" table:style-name="ce1"/>
          <table:table-cell table:number-columns-repeated="16341" table:style-name="ce3"/>
        </table:table-row>
        <table:table-row table:style-name="ro1">
          <table:table-cell office:value-type="string" table:style-name="ce18">
            <text:p>Création d'un site vitrine pour un faux vendeur de tacos en HTML,JavaScript,CSS</text:p>
          </table:table-cell>
          <table:table-cell office:value-type="string" table:style-name="ce19">
            <text:p>08/10 au 10/11 2024</text:p>
          </table:table-cell>
          <table:table-cell table:style-name="ce21"/>
          <table:table-cell table:style-name="ce22"/>
          <table:table-cell table:style-name="ce23"/>
          <table:table-cell table:number-columns-repeated="2" table:style-name="ce24"/>
          <table:table-cell office:value-type="string" table:style-name="ce25">
            <text:p>X</text:p>
          </table:table-cell>
          <table:table-cell table:number-columns-repeated="35" table:style-name="ce1"/>
          <table:table-cell table:number-columns-repeated="16341" table:style-name="ce3"/>
        </table:table-row>
        <table:table-row table:style-name="ro1">
          <table:table-cell office:value-type="string" table:style-name="ce18">
            <text:p>Création d'un site HTML affichant les avions en temps réel au moyens d'une API (OpenFlight)</text:p>
          </table:table-cell>
          <table:table-cell office:value-type="string" table:style-name="ce19">
            <text:p>21/01 au 19/02 2025</text:p>
          </table:table-cell>
          <table:table-cell table:style-name="ce24"/>
          <table:table-cell table:style-name="ce26"/>
          <table:table-cell table:style-name="ce24"/>
          <table:table-cell office:value-type="string" table:style-name="ce24">
            <text:p>X</text:p>
          </table:table-cell>
          <table:table-cell table:style-name="ce24"/>
          <table:table-cell table:style-name="ce25"/>
          <table:table-cell table:number-columns-repeated="35" table:style-name="ce1"/>
          <table:table-cell table:number-columns-repeated="16341" table:style-name="ce3"/>
        </table:table-row>
        <table:table-row table:style-name="ro1">
          <table:table-cell office:value-type="string" table:style-name="ce18">
            <text:p>Création d'un site wordpress pour une réelle entreprise de donuts</text:p>
          </table:table-cell>
          <table:table-cell office:value-type="string" table:style-name="ce19">
            <text:p>19/03 au 06/05 2025</text:p>
          </table:table-cell>
          <table:table-cell table:number-columns-repeated="2" table:style-name="ce24"/>
          <table:table-cell office:value-type="string" table:style-name="ce24">
            <text:p>X</text:p>
          </table:table-cell>
          <table:table-cell table:style-name="ce24"/>
          <table:table-cell office:value-type="string" table:style-name="ce24">
            <text:p>X</text:p>
          </table:table-cell>
          <table:table-cell table:style-name="ce25"/>
          <table:table-cell table:number-columns-repeated="35" table:style-name="ce1"/>
          <table:table-cell table:number-columns-repeated="16341" table:style-name="ce3"/>
        </table:table-row>
        <table:table-row table:style-name="ro6">
          <table:table-cell office:value-type="string" table:style-name="ce18">
            <text:p>Céation d'une application JAVA premettant de tirer et gérer des cartes pokemon (utilisations de classes, methodes,surcharge, static)<text:s/></text:p>
          </table:table-cell>
          <table:table-cell office:value-type="string" table:style-name="ce19">
            <text:p>10/04 au 13/05 2025<text:s/></text:p>
          </table:table-cell>
          <table:table-cell table:number-columns-repeated="5" table:style-name="ce24"/>
          <table:table-cell office:value-type="string" table:style-name="ce25">
            <text:p>X</text:p>
          </table:table-cell>
          <table:table-cell table:number-columns-repeated="35" table:style-name="ce1"/>
          <table:table-cell table:number-columns-repeated="16341" table:style-name="ce3"/>
        </table:table-row>
        <table:table-row table:style-name="ro1">
          <table:table-cell office:value-type="string" table:style-name="ce18">
            <text:p>Création d'une application web de gestion de chantier via le framework Symfony</text:p>
          </table:table-cell>
          <table:table-cell office:value-type="string" table:style-name="ce30">
            <text:p>au cours de ma deuxième année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table:style-name="ce24"/>
          <table:table-cell office:value-type="string" table:style-name="ce24">
            <text:p>X</text:p>
          </table:table-cell>
          <table:table-cell table:style-name="ce24"/>
          <table:table-cell table:style-name="ce25"/>
          <table:table-cell table:number-columns-repeated="35" table:style-name="ce1"/>
          <table:table-cell table:number-columns-repeated="16341" table:style-name="ce3"/>
        </table:table-row>
        <table:table-row table:style-name="ro1">
          <table:table-cell office:value-type="string" table:style-name="ce20">
            <text:p>Création d'une application JAVA de gestion de chantier<text:s/></text:p>
          </table:table-cell>
          <table:table-cell office:value-type="string" table:style-name="ce30">
            <text:p>au cours de ma deuxième année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table:style-name="ce24"/>
          <table:table-cell office:value-type="string" table:style-name="ce24">
            <text:p>X</text:p>
          </table:table-cell>
          <table:table-cell table:style-name="ce24"/>
          <table:table-cell table:style-name="ce25"/>
          <table:table-cell table:number-columns-repeated="35" table:style-name="ce1"/>
          <table:table-cell table:number-columns-repeated="16341" table:style-name="ce3"/>
        </table:table-row>
        <table:table-row table:style-name="ro1">
          <table:table-cell office:value-type="string" table:style-name="ce18">
            <text:p>Réalisation d'un Portfolio afin de pésenté mon projet professionnel</text:p>
          </table:table-cell>
          <table:table-cell office:value-type="string" table:style-name="ce30">
            <text:p>au cours de mes deux <text:s/>années</text:p>
          </table:table-cell>
          <table:table-cell table:number-columns-repeated="4" table:style-name="ce24"/>
          <table:table-cell office:value-type="string" table:style-name="ce24">
            <text:p>X</text:p>
          </table:table-cell>
          <table:table-cell office:value-type="string" table:style-name="ce25">
            <text:p>X</text:p>
          </table:table-cell>
          <table:table-cell table:number-columns-repeated="35" table:style-name="ce1"/>
          <table:table-cell table:number-columns-repeated="16341" table:style-name="ce3"/>
        </table:table-row>
        <table:table-row table:number-rows-repeated="3" table:style-name="ro1">
          <table:table-cell table:style-name="ce10"/>
          <table:table-cell table:style-name="ce9"/>
          <table:table-cell table:number-columns-repeated="5" table:style-name="ce24"/>
          <table:table-cell table:style-name="ce25"/>
          <table:table-cell table:number-columns-repeated="35" table:style-name="ce1"/>
          <table:table-cell table:number-columns-repeated="16341" table:style-name="ce3"/>
        </table:table-row>
        <table:table-row table:style-name="ro5">
          <table:table-cell office:value-type="string" table:number-columns-spanned="8" table:number-rows-spanned="1" table:style-name="ce61">
            <text:p>Réalisations en milieu professionnel en cours de première année</text:p>
          </table:table-cell>
          <table:covered-table-cell table:number-columns-repeated="7"/>
          <table:table-cell table:number-columns-repeated="35" table:style-name="ce1"/>
          <table:table-cell table:number-columns-repeated="16341" table:style-name="ce3"/>
        </table:table-row>
        <table:table-row table:style-name="ro1">
          <table:table-cell office:value-type="string" table:style-name="ce18">
            <text:p>Création d'une application web Angular permettant de visualiser le backoffice d'une API</text:p>
          </table:table-cell>
          <table:table-cell office:value-type="string" table:style-name="ce19">
            <text:p>19/05 au 27/06 2025</text:p>
          </table:table-cell>
          <table:table-cell table:style-name="ce27"/>
          <table:table-cell office:value-type="string" table:style-name="ce27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table:style-name="ce24"/>
          <table:table-cell office:value-type="string" table:style-name="ce25">
            <text:p>X</text:p>
          </table:table-cell>
          <table:table-cell table:number-columns-repeated="35" table:style-name="ce1"/>
          <table:table-cell table:number-columns-repeated="16341" table:style-name="ce3"/>
        </table:table-row>
        <table:table-row table:number-rows-repeated="6" table:style-name="ro1">
          <table:table-cell table:style-name="ce10"/>
          <table:table-cell table:style-name="ce9"/>
          <table:table-cell table:number-columns-repeated="5" table:style-name="ce24"/>
          <table:table-cell table:style-name="ce25"/>
          <table:table-cell table:number-columns-repeated="35" table:style-name="ce1"/>
          <table:table-cell table:number-columns-repeated="16341" table:style-name="ce3"/>
        </table:table-row>
        <table:table-row table:style-name="ro5">
          <table:table-cell office:value-type="string" table:number-columns-spanned="8" table:number-rows-spanned="1" table:style-name="ce61">
            <text:p>Réalisations en milieu professionnel en cours de seconde année</text:p>
          </table:table-cell>
          <table:covered-table-cell table:number-columns-repeated="7"/>
          <table:table-cell table:number-columns-repeated="35" table:style-name="ce1"/>
          <table:table-cell table:number-columns-repeated="16341" table:style-name="ce3"/>
        </table:table-row>
        <table:table-row table:style-name="ro1">
          <table:table-cell office:value-type="string" table:style-name="ce18">
            <text:p>création d'une application de crétion, consultation de mock de données via upload de fichiers csv en JAVA/Springboot</text:p>
          </table:table-cell>
          <table:table-cell office:value-type="string" table:style-name="ce54">
            <text:p>05/01/2026 au 20/02/2026</text:p>
          </table:table-cell>
          <table:table-cell table:number-columns-repeated="2" table:style-name="ce24"/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table:style-name="ce24"/>
          <table:table-cell office:value-type="string" table:style-name="ce55">
            <text:p>X</text:p>
          </table:table-cell>
          <table:table-cell table:number-columns-repeated="35" table:style-name="ce1"/>
          <table:table-cell table:number-columns-repeated="16341" table:style-name="ce3"/>
        </table:table-row>
        <table:table-row table:number-rows-repeated="5" table:style-name="ro1">
          <table:table-cell table:style-name="ce10"/>
          <table:table-cell table:style-name="ce9"/>
          <table:table-cell table:number-columns-repeated="5" table:style-name="ce24"/>
          <table:table-cell table:style-name="ce25"/>
          <table:table-cell table:number-columns-repeated="35" table:style-name="ce1"/>
          <table:table-cell table:number-columns-repeated="16341" table:style-name="ce3"/>
        </table:table-row>
        <table:table-row table:style-name="ro1">
          <table:table-cell table:style-name="ce11"/>
          <table:table-cell table:style-name="ce12"/>
          <table:table-cell table:number-columns-repeated="5" table:style-name="ce28"/>
          <table:table-cell table:style-name="ce29"/>
          <table:table-cell table:number-columns-repeated="35" table:style-name="ce1"/>
          <table:table-cell table:number-columns-repeated="16341" table:style-name="ce3"/>
        </table:table-row>
        <table:table-row table:style-name="ro7">
          <table:table-cell table:style-name="ce6"/>
          <table:table-cell table:style-name="ce4"/>
          <table:table-cell table:number-columns-repeated="6" table:style-name="ce5"/>
          <table:table-cell table:number-columns-repeated="35" table:style-name="ce1"/>
          <table:table-cell table:number-columns-repeated="16341" table:style-name="ce3"/>
        </table:table-row>
        <table:table-row table:number-rows-repeated="46" table:style-name="ro8">
          <table:table-cell table:number-columns-repeated="16384" table:style-name="ce1"/>
        </table:table-row>
        <table:table-row table:number-rows-repeated="1048495" table:style-name="ro8">
          <table:table-cell table:number-columns-repeated="16384"/>
        </table:table-row>
        <table:named-expressions>
          <table:named-range table:name="Print_Area" table:cell-range-address="Tableau_de_synthèse_Épreuve_E5.$A$1:Tableau_de_synthèse_Épreuve_E5.$H$35" table:base-cell-address="Tableau_de_synthèse_Épreuve_E5.$A$1"/>
        </table:named-expressions>
      </table:table>
      <table:database-ranges>
        <table:database-range table:target-range-address="Tableau_de_synthèse_Épreuve_E5.A19:Tableau_de_synthèse_Épreuve_E5.H2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currency-style style:name="N36P0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P1" number:language="en" number:country="US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" number:language="en" number:country="US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en" number:country="US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Christine Gaubert-Macon</meta:initial-creator>
    <dc:creator/>
    <meta:creation-date>2012-01-12T10:51:15Z</meta:creation-date>
    <dc:date>2026-03-14T17:08:08Z</dc:date>
  </office:meta>
</office:document-meta>
</file>